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Text_20_body">
      <style:text-properties officeooo:rsid="0085892b" officeooo:paragraph-rsid="0085892b"/>
    </style:style>
    <style:style style:name="P62" style:family="paragraph" style:parent-style-name="Text_20_body">
      <style:text-properties officeooo:rsid="00843f5b" officeooo:paragraph-rsid="00843f5b"/>
    </style:style>
    <style:style style:name="P63" style:family="paragraph" style:parent-style-name="Text_20_body">
      <style:text-properties officeooo:rsid="0086858e" officeooo:paragraph-rsid="0086858e"/>
    </style:style>
    <style:style style:name="P64" style:family="paragraph" style:parent-style-name="Text_20_body">
      <style:text-properties officeooo:rsid="0089748c" officeooo:paragraph-rsid="0089748c"/>
    </style:style>
    <style:style style:name="P65" style:family="paragraph" style:parent-style-name="Text_20_body">
      <style:text-properties officeooo:rsid="008a5bfa" officeooo:paragraph-rsid="008a5bfa"/>
    </style:style>
    <style:style style:name="P66" style:family="paragraph" style:parent-style-name="Text_20_body">
      <style:text-properties officeooo:rsid="008c002b" officeooo:paragraph-rsid="008c002b"/>
    </style:style>
    <style:style style:name="P67" style:family="paragraph" style:parent-style-name="Text_20_body">
      <style:text-properties officeooo:rsid="008ec94f" officeooo:paragraph-rsid="008ec94f"/>
    </style:style>
    <style:style style:name="P68" style:family="paragraph" style:parent-style-name="Text_20_body">
      <style:text-properties officeooo:rsid="00905c6f" officeooo:paragraph-rsid="00905c6f"/>
    </style:style>
    <style:style style:name="P69" style:family="paragraph" style:parent-style-name="Text_20_body">
      <style:text-properties officeooo:rsid="00918961" officeooo:paragraph-rsid="00918961"/>
    </style:style>
    <style:style style:name="P70" style:family="paragraph" style:parent-style-name="Text_20_body">
      <style:text-properties officeooo:rsid="0095350e" officeooo:paragraph-rsid="0095350e"/>
    </style:style>
    <style:style style:name="P71" style:family="paragraph" style:parent-style-name="Text_20_body">
      <style:text-properties officeooo:rsid="00986381" officeooo:paragraph-rsid="00986381"/>
    </style:style>
    <style:style style:name="P72" style:family="paragraph" style:parent-style-name="Heading_20_3">
      <style:text-properties officeooo:rsid="00986381" officeooo:paragraph-rsid="00986381"/>
    </style:style>
    <style:style style:name="P73" style:family="paragraph" style:parent-style-name="Heading_20_3">
      <style:text-properties officeooo:rsid="0095350e" officeooo:paragraph-rsid="0095350e"/>
    </style:style>
    <style:style style:name="P74" style:family="paragraph" style:parent-style-name="Heading_20_3">
      <style:text-properties officeooo:rsid="008c002b" officeooo:paragraph-rsid="008c002b"/>
    </style:style>
    <style:style style:name="P75" style:family="paragraph" style:parent-style-name="Heading_20_3">
      <style:text-properties officeooo:rsid="008a5bfa" officeooo:paragraph-rsid="008a5bfa"/>
    </style:style>
    <style:style style:name="P76" style:family="paragraph" style:parent-style-name="Heading_20_3">
      <style:text-properties officeooo:rsid="0086858e" officeooo:paragraph-rsid="0086858e"/>
    </style:style>
    <style:style style:name="P77" style:family="paragraph" style:parent-style-name="Heading_20_3">
      <style:text-properties officeooo:rsid="007d39a3" officeooo:paragraph-rsid="007d39a3"/>
    </style:style>
    <style:style style:name="P78" style:family="paragraph" style:parent-style-name="Heading_20_3">
      <style:text-properties officeooo:rsid="0076f9c6" officeooo:paragraph-rsid="0076f9c6"/>
    </style:style>
    <style:style style:name="P79" style:family="paragraph" style:parent-style-name="Heading_20_3">
      <style:text-properties officeooo:rsid="00700a09" officeooo:paragraph-rsid="00700a09"/>
    </style:style>
    <style:style style:name="P80" style:family="paragraph" style:parent-style-name="Heading_20_3">
      <style:text-properties officeooo:rsid="00628745" officeooo:paragraph-rsid="00628745"/>
    </style:style>
    <style:style style:name="P81" style:family="paragraph" style:parent-style-name="Heading_20_3">
      <style:text-properties officeooo:rsid="005ac73c" officeooo:paragraph-rsid="005ac73c"/>
    </style:style>
    <style:style style:name="P82" style:family="paragraph" style:parent-style-name="Heading_20_3">
      <style:text-properties officeooo:rsid="0059fbf4" officeooo:paragraph-rsid="0059fbf4"/>
    </style:style>
    <style:style style:name="P83" style:family="paragraph" style:parent-style-name="Heading_20_3">
      <style:text-properties officeooo:rsid="005814a5" officeooo:paragraph-rsid="005814a5"/>
    </style:style>
    <style:style style:name="P84" style:family="paragraph" style:parent-style-name="Heading_20_3">
      <style:text-properties officeooo:rsid="00549894" officeooo:paragraph-rsid="00549894"/>
    </style:style>
    <style:style style:name="P85" style:family="paragraph" style:parent-style-name="Heading_20_3">
      <style:text-properties officeooo:rsid="004de844" officeooo:paragraph-rsid="004de844"/>
    </style:style>
    <style:style style:name="P86" style:family="paragraph" style:parent-style-name="Heading_20_3">
      <style:text-properties officeooo:rsid="004629af" officeooo:paragraph-rsid="004629af"/>
    </style:style>
    <style:style style:name="P87" style:family="paragraph" style:parent-style-name="Heading_20_3">
      <style:text-properties officeooo:rsid="0035cec0" officeooo:paragraph-rsid="0035cec0"/>
    </style:style>
    <style:style style:name="P88" style:family="paragraph" style:parent-style-name="Heading_20_3">
      <style:text-properties officeooo:rsid="002a2ff2" officeooo:paragraph-rsid="002a2ff2"/>
    </style:style>
    <style:style style:name="P89" style:family="paragraph" style:parent-style-name="Heading_20_3">
      <style:text-properties officeooo:rsid="001e5c88" officeooo:paragraph-rsid="001e5c88"/>
    </style:style>
    <style:style style:name="P90" style:family="paragraph" style:parent-style-name="Heading_20_3">
      <style:text-properties officeooo:rsid="00196f26" officeooo:paragraph-rsid="00196f26"/>
    </style:style>
    <style:style style:name="P91" style:family="paragraph" style:parent-style-name="Heading_20_3">
      <style:text-properties officeooo:rsid="00989fd3" officeooo:paragraph-rsid="00989fd3"/>
    </style:style>
    <style:style style:name="P92" style:family="paragraph" style:parent-style-name="Text_20_body" style:list-style-name="L1">
      <style:text-properties officeooo:rsid="0007ddaf" officeooo:paragraph-rsid="0007ddaf"/>
    </style:style>
    <style:style style:name="P93" style:family="paragraph" style:parent-style-name="Text_20_body" style:list-style-name="L1">
      <style:text-properties officeooo:rsid="001bacdd" officeooo:paragraph-rsid="001bacdd"/>
    </style:style>
    <style:style style:name="P94" style:family="paragraph" style:parent-style-name="Text_20_body" style:list-style-name="L4">
      <style:text-properties officeooo:rsid="001bacdd" officeooo:paragraph-rsid="001bacdd"/>
    </style:style>
    <style:style style:name="P95" style:family="paragraph" style:parent-style-name="Text_20_body" style:list-style-name="L2">
      <style:text-properties officeooo:rsid="0009d972" officeooo:paragraph-rsid="000b6006"/>
    </style:style>
    <style:style style:name="P96" style:family="paragraph" style:parent-style-name="Text_20_body" style:list-style-name="L2">
      <style:text-properties officeooo:rsid="0009d972" officeooo:paragraph-rsid="0009d972"/>
    </style:style>
    <style:style style:name="P97" style:family="paragraph" style:parent-style-name="Text_20_body" style:list-style-name="L2">
      <style:text-properties officeooo:rsid="0022fe75" officeooo:paragraph-rsid="0022fe75"/>
    </style:style>
    <style:style style:name="P98" style:family="paragraph" style:parent-style-name="Text_20_body" style:list-style-name="L2">
      <style:text-properties officeooo:rsid="000e1226" officeooo:paragraph-rsid="001e5c88"/>
    </style:style>
    <style:style style:name="P99" style:family="paragraph" style:parent-style-name="Text_20_body" style:list-style-name="L2">
      <style:text-properties officeooo:rsid="000e1226" officeooo:paragraph-rsid="000e1226"/>
    </style:style>
    <style:style style:name="P100" style:family="paragraph" style:parent-style-name="Text_20_body" style:list-style-name="L2">
      <style:text-properties officeooo:rsid="0011cfdb" officeooo:paragraph-rsid="00148440"/>
    </style:style>
    <style:style style:name="P101" style:family="paragraph" style:parent-style-name="Text_20_body" style:list-style-name="L2">
      <style:text-properties officeooo:rsid="000f7e17" officeooo:paragraph-rsid="0022e451"/>
    </style:style>
    <style:style style:name="P102" style:family="paragraph" style:parent-style-name="Text_20_body" style:list-style-name="L2">
      <style:text-properties officeooo:rsid="004de844" officeooo:paragraph-rsid="004de844"/>
    </style:style>
    <style:style style:name="P103" style:family="paragraph" style:parent-style-name="Text_20_body" style:list-style-name="L2">
      <style:text-properties officeooo:rsid="004e9870" officeooo:paragraph-rsid="004e9870"/>
    </style:style>
    <style:style style:name="P104" style:family="paragraph" style:parent-style-name="Text_20_body" style:list-style-name="L2">
      <style:text-properties officeooo:rsid="00538cac" officeooo:paragraph-rsid="00538cac"/>
    </style:style>
    <style:style style:name="P105" style:family="paragraph" style:parent-style-name="Text_20_body" style:list-style-name="L2">
      <style:text-properties officeooo:rsid="005ac73c" officeooo:paragraph-rsid="005ac73c"/>
    </style:style>
    <style:style style:name="P106" style:family="paragraph" style:parent-style-name="Text_20_body" style:list-style-name="L2">
      <style:text-properties officeooo:rsid="005ac73c" officeooo:paragraph-rsid="006bfccf"/>
    </style:style>
    <style:style style:name="P107" style:family="paragraph" style:parent-style-name="Text_20_body" style:list-style-name="L2">
      <style:text-properties officeooo:rsid="005fb79a" officeooo:paragraph-rsid="005fb79a"/>
    </style:style>
    <style:style style:name="P108" style:family="paragraph" style:parent-style-name="Text_20_body" style:list-style-name="L2">
      <style:text-properties officeooo:rsid="00602631" officeooo:paragraph-rsid="00602631"/>
    </style:style>
    <style:style style:name="P109" style:family="paragraph" style:parent-style-name="Text_20_body" style:list-style-name="L2">
      <style:text-properties officeooo:rsid="006d498b" officeooo:paragraph-rsid="006d498b"/>
    </style:style>
    <style:style style:name="P110" style:family="paragraph" style:parent-style-name="Text_20_body" style:list-style-name="L3">
      <style:text-properties officeooo:rsid="00986381" officeooo:paragraph-rsid="00986381"/>
    </style:style>
    <style:style style:name="P111" style:family="paragraph" style:parent-style-name="Text_20_body" style:list-style-name="L3">
      <style:text-properties officeooo:rsid="0024153e" officeooo:paragraph-rsid="007bc6fd"/>
    </style:style>
    <style:style style:name="P112" style:family="paragraph" style:parent-style-name="Text_20_body" style:list-style-name="L3">
      <style:text-properties officeooo:rsid="0024153e" officeooo:paragraph-rsid="0024153e"/>
    </style:style>
    <style:style style:name="P113" style:family="paragraph" style:parent-style-name="Text_20_body" style:list-style-name="L3">
      <style:text-properties officeooo:rsid="0085892b" officeooo:paragraph-rsid="0085892b"/>
    </style:style>
    <style:style style:name="P114" style:family="paragraph" style:parent-style-name="Text_20_body" style:list-style-name="L4">
      <style:text-properties officeooo:rsid="0022e451" officeooo:paragraph-rsid="0022e451"/>
    </style:style>
    <style:style style:name="P115" style:family="paragraph" style:parent-style-name="Text_20_body">
      <style:text-properties officeooo:rsid="00989fd3" officeooo:paragraph-rsid="00989fd3"/>
    </style:style>
    <style:style style:name="P116"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a42c6"/>
    </style:style>
    <style:style style:name="T10" style:family="text">
      <style:text-properties fo:font-style="italic" style:font-style-asian="italic" style:font-style-complex="italic"/>
    </style:style>
    <style:style style:name="T11" style:family="text">
      <style:text-properties fo:font-style="italic" officeooo:rsid="00105b1a" style:font-style-asian="italic" style:font-style-complex="italic"/>
    </style:style>
    <style:style style:name="T12" style:family="text">
      <style:text-properties officeooo:rsid="002dfc41"/>
    </style:style>
    <style:style style:name="T13" style:family="text">
      <style:text-properties officeooo:rsid="002fd9d3"/>
    </style:style>
    <style:style style:name="T14" style:family="text">
      <style:text-properties officeooo:rsid="00315e06"/>
    </style:style>
    <style:style style:name="T15" style:family="text">
      <style:text-properties officeooo:rsid="0039a4d8"/>
    </style:style>
    <style:style style:name="T16" style:family="text">
      <style:text-properties officeooo:rsid="003b4d86"/>
    </style:style>
    <style:style style:name="T17" style:family="text">
      <style:text-properties officeooo:rsid="003b4e46"/>
    </style:style>
    <style:style style:name="T18" style:family="text">
      <style:text-properties officeooo:rsid="00421ecc"/>
    </style:style>
    <style:style style:name="T19" style:family="text">
      <style:text-properties officeooo:rsid="004334af"/>
    </style:style>
    <style:style style:name="T20" style:family="text">
      <style:text-properties officeooo:rsid="0044ac2f"/>
    </style:style>
    <style:style style:name="T21" style:family="text">
      <style:text-properties officeooo:rsid="00453791"/>
    </style:style>
    <style:style style:name="T22" style:family="text">
      <style:text-properties officeooo:rsid="00489d49"/>
    </style:style>
    <style:style style:name="T23" style:family="text">
      <style:text-properties officeooo:rsid="004c2421"/>
    </style:style>
    <style:style style:name="T24" style:family="text">
      <style:text-properties officeooo:rsid="004e9870"/>
    </style:style>
    <style:style style:name="T25" style:family="text">
      <style:text-properties officeooo:rsid="004f933f"/>
    </style:style>
    <style:style style:name="T26" style:family="text">
      <style:text-properties officeooo:rsid="00580605"/>
    </style:style>
    <style:style style:name="T27" style:family="text">
      <style:text-properties officeooo:rsid="005814a5"/>
    </style:style>
    <style:style style:name="T28" style:family="text">
      <style:text-properties fo:font-weight="bold" style:font-weight-asian="bold" style:font-weight-complex="bold"/>
    </style:style>
    <style:style style:name="T29" style:family="text">
      <style:text-properties officeooo:rsid="005b4c84"/>
    </style:style>
    <style:style style:name="T30" style:family="text">
      <style:text-properties officeooo:rsid="005ceab7"/>
    </style:style>
    <style:style style:name="T31" style:family="text">
      <style:text-properties officeooo:rsid="005ea91a"/>
    </style:style>
    <style:style style:name="T32" style:family="text">
      <style:text-properties officeooo:rsid="0063b800"/>
    </style:style>
    <style:style style:name="T33" style:family="text">
      <style:text-properties officeooo:rsid="0067669e"/>
    </style:style>
    <style:style style:name="T34" style:family="text">
      <style:text-properties officeooo:rsid="006a823b"/>
    </style:style>
    <style:style style:name="T35" style:family="text">
      <style:text-properties officeooo:rsid="006bfccf"/>
    </style:style>
    <style:style style:name="T36" style:family="text">
      <style:text-properties officeooo:rsid="006d498b"/>
    </style:style>
    <style:style style:name="T37" style:family="text">
      <style:text-properties officeooo:rsid="006f6c82"/>
    </style:style>
    <style:style style:name="T38" style:family="text">
      <style:text-properties officeooo:rsid="0070c0ea"/>
    </style:style>
    <style:style style:name="T39" style:family="text">
      <style:text-properties officeooo:rsid="007a9630"/>
    </style:style>
    <style:style style:name="T40" style:family="text">
      <style:text-properties officeooo:rsid="007eeb8c"/>
    </style:style>
    <style:style style:name="T41" style:family="text">
      <style:text-properties officeooo:rsid="0085892b"/>
    </style:style>
    <style:style style:name="T42" style:family="text">
      <style:text-properties officeooo:rsid="00880f5f"/>
    </style:style>
    <style:style style:name="T43" style:family="text">
      <style:text-properties officeooo:rsid="008dd7fb"/>
    </style:style>
    <style:style style:name="T44" style:family="text">
      <style:text-properties officeooo:rsid="008e7036"/>
    </style:style>
    <style:style style:name="T45" style:family="text">
      <style:text-properties officeooo:rsid="009340e3"/>
    </style:style>
    <style:style style:name="T46" style:family="text">
      <style:text-properties officeooo:rsid="009715ac"/>
    </style:style>
    <style:style style:name="T47" style:family="text">
      <style:text-properties officeooo:rsid="009902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19">Temperature </text:span>Project Diary</text:h>
      <text:p text:style-name="P1">The idea is to periodically post how full our well storage tank is, using digital <text:span text:style-name="T19">temperature sensors</text:span> fastened to the <text:span text:style-name="T19">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2832236629" text:style-name="L1">
        <text:list-item>
          <text:p text:style-name="P92"><text:span text:style-name="T19">1 </text:span>Sparkfun EPS8266 Thing Dev board. It's more or less Arduino compatible and has an integrated Wifi module. <text:span text:style-name="T19">W</text:span>ifi will be used to send the data to the cloud. The Thing will be powered by wall power, via a USB adapter. <text:span text:style-name="T3">Note: this is a 3.3V part.</text:span></text:p>
        </text:list-item>
        <text:list-item>
          <text:p text:style-name="P92">about 10 MAX31820 one-wire temperature sensors. Each one will be hot-glued to the exterior of the well tank, <text:span text:style-name="T19">in a vertical line</text:span>. I may run one to the outside, to get an exterior temperature reading. <text:span text:style-name="T3">Note: this is a 3.3V part.</text:span></text:p>
        </text:list-item>
        <text:list-item>
          <text:p text:style-name="P93">Cat6 cable used for the 1-<text:span text:style-name="T19">W</text:span>ire bus. <text:span text:style-name="T12">Cat5 or Cat6</text:span> is recommended by Maxim in their Guidance doc.</text:p>
        </text:list-item>
      </text:list>
      <text:h text:style-name="Heading_20_3" text:outline-level="3">Notes</text:h>
      <text:list xml:id="list3405030750" text:style-name="L2">
        <text:list-item>
          <text:p text:style-name="P95"><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97"><text:a xlink:type="simple" xlink:href="https://github.com/milesburton/Arduino-Temperature-Control-Library" text:style-name="Internet_20_link" text:visited-style-name="Visited_20_Internet_20_Link">https://github.com/milesburton/Arduino-Temperature-Control-Library</text:a> <text:span text:style-name="T21">talks</text:span> to the MAX31820 using the OneWire library. It seems to be the MilesBurton code <text:span text:style-name="T19">many sites point to,</text:span> that has moved.</text:p>
        </text:list-item>
        <text:list-item>
          <text:p text:style-name="P96"><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98"><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100"><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19">board's processor</text:span>) datasheet.</text:p>
        </text:list-item>
        <text:list-item>
          <text:p text:style-name="P99">Q: does the sensor library cause long (&gt;20ms) delays <text:span text:style-name="T12">that might interfere with the WiFi functionality</text:span>?</text:p>
        </text:list-item>
        <text:list-item>
          <text:p text:style-name="P101">I need to run at least 8 feet <text:span text:style-name="T27">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7">https://www.maximintegrated.com/en/app-notes/index.mvp/id/148</text:span></text:a><text:span text:style-name="T27"> looks like a useful discussion of this topic, and references the Maxim 1-wire datasheet. It says to </text:span><text:span text:style-name="T11">not</text:span><text:span text:style-name="T4"> use the parasitic power design that many people use. May (probably not) need a termination resistor between power and ground and data and ground at the end of the wire.</text:span></text:p>
        </text:list-item>
        <text:list-item>
          <text:p text:style-name="P102">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7">NOTE: </text:span>Because of this, your <text:span text:style-name="T27">HTTPS </text:span>communications can be read by <text:span text:style-name="T27">a</text:span> hacker.</text:p>
        </text:list-item>
        <text:list-item>
          <text:p text:style-name="P103">The top temperature sensor must always be above the water line, so the Sketch can distinguish a full tank from an empty tank.</text:p>
        </text:list-item>
        <text:list-item>
          <text:p text:style-name="P104">The straight side of the tank is about 65" tall. The wall socket is about 32" from the tank.</text:p>
        </text:list-item>
        <text:list-item>
          <text:p text:style-name="P105">To read a site's SSL Certificate using chrome:</text:p>
          <text:list>
            <text:list-item>
              <text:p text:style-name="P105">Browse to the site you want to read the certificate of.</text:p>
            </text:list-item>
            <text:list-item>
              <text:p text:style-name="P105">Select <text:span text:style-name="T28">hamburger menu / More Tools / Developer Tools</text:span></text:p>
            </text:list-item>
            <text:list-item>
              <text:p text:style-name="P105">Click the tab labeled <text:span text:style-name="T28">Security</text:span></text:p>
            </text:list-item>
            <text:list-item>
              <text:p text:style-name="P105">Scroll down slightly and click the button labeled <text:span text:style-name="T28">View Certificate</text:span></text:p>
            </text:list-item>
            <text:list-item>
              <text:p text:style-name="P105">In the resulting dialog, click the tab labeled <text:span text:style-name="T28">Details</text:span></text:p>
            </text:list-item>
            <text:list-item>
              <text:p text:style-name="P105">Click <text:span text:style-name="T28">Copy to File...</text:span></text:p>
            </text:list-item>
            <text:list-item>
              <text:p text:style-name="P105">Click <text:span text:style-name="T28">Next</text:span></text:p>
            </text:list-item>
            <text:list-item>
              <text:p text:style-name="P107">Select <text:span text:style-name="T28">Base-64 encoded X.509 (.CER)</text:span></text:p>
            </text:list-item>
            <text:list-item>
              <text:p text:style-name="P116">Click <text:span text:style-name="T28">Next</text:span></text:p>
            </text:list-item>
            <text:list-item>
              <text:p text:style-name="P107">Choose a destination name, e.g., mysite.cer</text:p>
            </text:list-item>
            <text:list-item>
              <text:p text:style-name="P107">Click <text:span text:style-name="T28">Next</text:span></text:p>
            </text:list-item>
            <text:list-item>
              <text:p text:style-name="P107">Click <text:span text:style-name="T28">Finish</text:span></text:p>
            </text:list-item>
          </text:list>
        </text:list-item>
        <text:list-item>
          <text:p text:style-name="P108">To generate the SHA1 Fingerprint of a site certificate (.CER) file under Windows:</text:p>
          <text:list>
            <text:list-item>
              <text:p text:style-name="P108">Open Git Bash</text:p>
            </text:list-item>
            <text:list-item>
              <text:p text:style-name="P108">cd to the folder containing your saved .cer file.</text:p>
            </text:list-item>
            <text:list-item>
              <text:p text:style-name="P106">openssl x509 -noout -fingerprint -sha1 -inform pem -in <text:span text:style-name="T35">c</text:span>ertificate-file.c<text:span text:style-name="T35">er</text:span></text:p>
            </text:list-item>
            <text:list-item>
              <text:p text:style-name="P108">Convert the string of bytes into a byte array initializer for C++, for example:</text:p>
              <text:list>
                <text:list-item>
                  <text:p text:style-name="P108">opensll output: 36:33:CC:B8:5C:76:B8:0D:BF:79:21:0E:18:46:2E:63:D5:CD:4C:FA</text:p>
                </text:list-item>
                <text:list-item>
                  <text:p text:style-name="P108">replace all the ":" characters with a single space each.</text:p>
                </text:list-item>
                <text:list-item>
                  <text:p text:style-name="P108">corresponding C++ string: const char* fingerprint = "36 33 CC B8 5C 76 B8 0D BF 79 21 0E 18 46 2E 63 D5 CD 4C FA";</text:p>
                </text:list-item>
              </text:list>
            </text:list-item>
          </text:list>
        </text:list-item>
        <text:list-item>
          <text:p text:style-name="P109">To base64 encode a string, such as the username:password method used in http Basic Authentication. Suppose for example your user is "charles" and your password is "wonderland" (which is a poor choice):</text:p>
          <text:list>
            <text:list-item>
              <text:p text:style-name="P109">echo "charles:wonderland" | openssl enc -base64<text:line-break/><text:tab/>which produces: Y2hhcmxlczp3b25kZXJsYW5kCg==</text:p>
            </text:list-item>
          </text:list>
        </text:list-item>
      </text:list>
      <text:h text:style-name="Heading_20_2" text:outline-level="2">To Do</text:h>
      <text:list xml:id="list1603767594" text:style-name="L3">
        <text:list-item>
          <text:p text:style-name="P110">Test-fasten one junction box to the well tank, with a heavy Cat6 cable connected, to see whether the weight will pull the junction box off the well <text:span text:style-name="T47">tank</text:span>.</text:p>
        </text:list-item>
        <text:list-item>
          <text:p text:style-name="P110"><text:soft-page-break/>Decide which <text:span text:style-name="T47">two twisted pairs of wires</text:span> of the Cat6 cable's 8 wires to use for the 1-wire bus (<text:span text:style-name="T47">ground and data, ground and 3.3V</text:span>).</text:p>
        </text:list-item>
        <text:list-item>
          <text:p text:style-name="P110">Solder all the jumper wires in <text:span text:style-name="T47">quadruplets</text:span>, each <text:span text:style-name="T47">quadruplet</text:span> connecting the corresponding pins of one RJ45 connector together. There will be <text:span text:style-name="T47">4</text:span> sets of those <text:span text:style-name="T47">3</text:span> jumper ends per junction box.</text:p>
        </text:list-item>
        <text:list-item>
          <text:p text:style-name="P111">Build the 8-foot-long bus with the desired spacing of <text:span text:style-name="T22">the</text:span> temperature sensors and get that working.</text:p>
        </text:list-item>
        <text:list-item>
          <text:p text:style-name="P112">Install the whole thing and make sure it's uploading temperatures to Needhamia.</text:p>
        </text:list-item>
        <text:list-item>
          <text:p text:style-name="P113">Use GoDaddy MySQL to export the database of a few days to .csv format.</text:p>
        </text:list-item>
        <text:list-item>
          <text:p text:style-name="P113">Using the .csv data, design an algorithm to estimate the well depth from the temperature data.</text:p>
        </text:list-item>
      </text:list>
      <text:h text:style-name="Heading_20_2" text:outline-level="2">Diar<text:span text:style-name="T36">y</text:span></text:h>
      <text:h text:style-name="P91" text:outline-level="3">December 3, 2017: Fritzing</text:h>
      <text:p text:style-name="P115">Took a few minutes and did the Fritzing diagram for the breadboard. It has only a few parts, to make the 1-wire bus work.</text:p>
      <text:h text:style-name="P72" text:outline-level="3">November 26, 2017: Lots of soldering</text:h>
      <text:p text:style-name="P71">Today I soldered all the RJ45 jacks to their breakout boards and headers – 576 connections in all!</text:p>
      <text:h text:style-name="P73" text:outline-level="3">November 19, 2017: More 3D Design</text:h>
      <text:p text:style-name="P70">Did a quick turn on the base of the breadboard case, so I can make measurements of what the lid should be like. <text:span text:style-name="T46">Found I'd forgotten to set the width of the cutout for the tail of the ESP8266 board. Set that width (hopefully) correctly.</text:span></text:p>
      <text:p text:style-name="P70">Did a complete design of the base and lid for the 3 jack box. Decided on a snapping-closed, sliding lid for now. <text:span text:style-name="T46">Started a test print.</text:span></text:p>
      <text:p text:style-name="P70">Turned in the Sparkfun order for the pile of RJ45 jacks, breakout boards, and headers for them. Brought the Bill Of Materials up to date with the new design of the 1-wire bus: 3D printed boxes with 3 RJ45 jacks per. Still need to update it for plugging stock Cat6 cables between the boxes. It's more expensive than modding wall mount RJ45 boxes, but it's more modular and reusable. ...and it gives me a chance to design 3D printed boxes.</text:p>
      <text:h text:style-name="P74" text:outline-level="3">November 18, 2017: Designing 3D printed cases</text:h>
      <text:p text:style-name="P66">I had ordered and received 5 RJ45 jacks and breakout boards from Sparkfun. They arrived a couple days ago. I soldered the breakout boards to the jacks, then started considering how to modify the RJ45 wall mount boxes to work for the project.</text:p>
      <text:p text:style-name="P66">The more I considered how to mod the boxes, and the more I looked at the RJ45 jack + breakout, the more I came to like the idea of making a 3D printed box that holds 3 RJ45 jacks and their breakout boards, <text:span text:style-name="T43">with jumpers connecting the 3 breakout boards' pins</text:span>. That way, the whole 1-wire bus is modular and plugged together. The older way I was thinking of would have required me to successfully wire all of the boxes for the sensors as one long wire – if I broke a wire at any point, <text:span text:style-name="T43">or if I decided to add another sensor,</text:span> I would have had to do the whole thing over. So I decided to go with a 3D printed box.</text:p>
      <text:p text:style-name="P66"><text:soft-page-break/>Designed and printed a test base for one RJ45 jack + breakout board, to test clearances. <text:span text:style-name="T44">The test result was very good: the board clearance is perfect; the jack clearance could use another 0.5mm in each direction.</text:span></text:p>
      <text:p text:style-name="P67">Did a second version of the design: a base of a rectangular box, that holds 3 (adjusted size) jack holders. I'm seeing some issues with how to open the box when it's fastened to the side of the well tank, but not enough to worry about just yet. Did another test print, <text:span text:style-name="T45">which came out fine as far as RJ45 fit. Now I need to design the dimensions and closing mechanism of the box.</text:span></text:p>
      <text:p text:style-name="P68">Set up a Sparkfun order of a pile of the RJ45 jacks, breakout boards, and short f/f jumper cables (so I don't have to make my own cable ends).</text:p>
      <text:p text:style-name="P69">Designed a test print of the clearances around the half-sized breadboard (which has dovetail connectors to make cutouts for). <text:span text:style-name="T45">Did a test print of that. Found I needed to move a couple of the cutouts for the dovetails. Moved them, then made more of a box base out of it.</text:span></text:p>
      <text:h text:style-name="P75" text:outline-level="3">November 10, 2017: Connectivity looks good</text:h>
      <text:p text:style-name="P65">The breadboard in the well tank room seems to still be working fine, so I don't think I'll have any connectivity issues in the real thing.</text:p>
      <text:h text:style-name="P76" text:outline-level="3">November 8, 2017: Testing well-tank connectivity</text:h>
      <text:p text:style-name="P63">I reprogrammed the EEPROM to talk to the AP in the garage, then moved the breadboard with the ESP8266 and 12 temperature sensors to the well tank room, and plugged it in using a Pi power supply (micro USB, 5V, 2.4A output).</text:p>
      <text:p text:style-name="P63">It seems to be working fine. Within a few minutes it had uploaded 16 records, and the temperatures look reasonable (about 9 degrees C). I'll let it run for a couple days and see how it's doing.</text:p>
      <text:p text:style-name="P64">After looking at how to adapt the RJ45 connector I bought for the breadboard, I instead ordered RJ45 connectors and breakout boards from Sparkfun. Those breakout boards will let me directly plug an RJ45 connector into the breadboard, reducing the effort of building the ESP8266-to-1-wire-bus connection.</text:p>
      <text:h text:style-name="P77" text:outline-level="3">November 5, 2017: SQL</text:h>
      <text:p text:style-name="P60">I created a MySQL database on needhamia.com, creating a write-read user (the <text:span text:style-name="T41">HTTPS POST receiver</text:span>) and a read-only user (unused for now). Saved the credentials so I can put them in the PHP config file.</text:p>
      <text:p text:style-name="P60"><text:span text:style-name="T40">Created</text:span> the table layout <text:span text:style-name="T40">(createtables.sql). Wrote the SQL code based on the older weight database PHP app I wrote a long time ago. Spent time debugging simple errors (typos in the SQL query).</text:span></text:p>
      <text:p text:style-name="P62">The PHP and Sketch now successfully upload the well depth and temperatures to the SQL database.</text:p>
      <text:p text:style-name="P61">Successfully ran the Sketch for more than 24 hours without problems, then stopped because a day's worth of test is enough for now.</text:p>
      <text:h text:style-name="P78" text:outline-level="3">November 4, 2017: <text:span text:style-name="T39">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text:soft-page-break/>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text:a><text:a xlink:type="simple" xlink:href="http://php.net/manual/en/function.parse-ini-file.php" text:style-name="Internet_20_link" text:visited-style-name="Visited_20_Internet_20_Link">file.php</text:a>, that shows how to make a config file a .php file as well, so that if a web user attempts to read it, it will simply quit rather than sending the text of the file to the user.</text:p>
      <text:p text:style-name="P58">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Added Sketch code to the rest of the fields (well depth estimate, sensor temperatures) in the POST request. Modified the PHP code to read those values. Now everything is ready to add the database.</text:p>
      <text:h text:style-name="P79"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8">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80" text:outline-level="3">November 2, 2017: Debugging HTTPS GET <text:span text:style-name="T36">and authorization</text:span></text:h>
      <text:p text:style-name="P48">Based on the HTTPS request sample I found yesterday, I've added code –<text:span text:style-name="T33"> as a test – </text:span>to perform an HTTPS GET request on one of the <text:span text:style-name="T33">ordinary HTML</text:span> pages on my site, needhamia.com. <text:span text:style-name="T33">Later I'll change this into the HTTPS request to upload the temperatures.</text:span></text:p>
      <text:p text:style-name="P48">The <text:span text:style-name="T33">test </text:span>request is:</text:p>
      <text:p text:style-name="P48"><text:tab/>GET /sample-page HTTP/1.<text:span text:style-name="T32">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soft-pag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4">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7">Added a Basic Authorization header to the client request, just to see whether Apache would get in the way.</text:span></text:p>
      <text:h text:style-name="P81" text:outline-level="3">November 1, 2017: <text:span text:style-name="T31">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29">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0">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82" text:outline-level="3"><text:soft-page-break/>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0">outside</text:span> of the punch; otherwise you'll cut off the wire that you're trying to punch down, instead of simply cutting off the excess wire you're punching down. It all seems quite exotic right now.</text:p>
      <text:p text:style-name="P42">So I <text:span text:style-name="T10">think</text:span> I now have all the parts and tools required to build the 1-wire bus that will run up the side of the well tank.</text:p>
      <text:h text:style-name="P83"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84" text:outline-level="3">October 23: <text:span text:style-name="T26">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6">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6">I'll need to buy Cat6 cable from the local cabling shop.</text:span></text:p>
      <text:h text:style-name="P85" text:outline-level="3"><text:soft-page-break/>October 22: More Coding</text:h>
      <text:p text:style-name="P33">Did a lot of cleanup/messing-with the code. Added error testing on the WiFi connection: <text:span text:style-name="T24">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5">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86" text:outline-level="3">October 21, 2017: <text:span text:style-name="T22">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2">and tested </text:span>code to periodically read the temperature –<text:span text:style-name="T22">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3">There's the RJ45 connector as well: </text:span><text:a xlink:type="simple" xlink:href="https://www.sparkfun.com/products/643" text:style-name="Internet_20_link" text:visited-style-name="Visited_20_Internet_20_Link"><text:span text:style-name="T23">https://www.sparkfun.com/products/643</text:span></text:a><text:span text:style-name="T23">.</text:span></text:p>
      <text:h text:style-name="P87" text:outline-level="3">October 20, 2017: Circuit testing</text:h>
      <text:p text:style-name="P14">The parts arrived last night. Today I soldered the Arduino 10-pin headers <text:span text:style-name="T20">to</text:span> the <text:span text:style-name="T20">two</text:span> ESP8266 Thing Dev boards <text:span text:style-name="T20">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ext:soft-page-break/>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0">[That turned out to be not true]</text:span>.</text:p>
      <text:p text:style-name="P17">I wired up two MAX31820s and ran a simple Sketch to report the addresses of the sensors. It reported "0 temperature sensors responded." Hmm. <text:span text:style-name="T15">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0">I/O </text:span>code in the OneWire library –<text:span text:style-name="T20"> I wonder if that's the problem</text:span>. <text:span text:style-name="T16">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7">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0">first</text:span> tries to write the pin, <text:span text:style-name="T10">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0">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ext:soft-page-break/>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0">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0">original, unchanged </text:span>PaulStoffregen version and <text:span text:style-name="T18">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0">Created a </text:span>github repo, now that some <text:span text:style-name="T20">parts of the code</text:span> are working.</text:p>
      <text:h text:style-name="P88" text:outline-level="3">October 19, 2017: More parts decisions, <text:span text:style-name="T13">research, and a little coding</text:span></text:h>
      <text:p text:style-name="P10">I decided to use CAT3 (house phone wiring cable) instead of CAT6, mainly because I have a reel of it, but also because it's less expensive than CAT6. <text:span text:style-name="T42">[Actually it turned out that the connectors are far more expensive than the wire.]</text:span></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9">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4">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89"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text:soft-page-break/>Found the OneWire library takes care of the search function (and others). It sounds like the non-OneWire-library code should be small <text:span text:style-name="T20">[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90"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981268211" text:style-name="L4">
        <text:list-item>
          <text:p text:style-name="P94">Don't use a star network. A linear network (1 cable with taps every so often) sounds promising.</text:p>
        </text:list-item>
        <text:list-item>
          <text:p text:style-name="P114">Don't use <text:span text:style-name="T19">the MAX31820 </text:span>parasitic power <text:span text:style-name="T19">mode</text:span> in long 1-wire networks.</text:p>
        </text:list-item>
        <text:list-item>
          <text:p text:style-name="P94">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 [November 8: that turned out to be untrue – it worked fin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6M45S</meta:editing-duration>
    <meta:editing-cycles>97</meta:editing-cycles>
    <meta:generator>LibreOffice/5.3.6.1$Windows_X86_64 LibreOffice_project/686f202eff87ef707079aeb7f485847613344eb7</meta:generator>
    <dc:date>2017-12-03T15:39:13.788000000</dc:date>
    <meta:document-statistic meta:table-count="0" meta:image-count="0" meta:object-count="0" meta:page-count="11" meta:paragraph-count="184" meta:word-count="5149" meta:character-count="31191" meta:non-whitespace-character-count="26181"/>
    <meta:user-defined meta:name="Info 1"/>
    <meta:user-defined meta:name="Info 2"/>
    <meta:user-defined meta:name="Info 3"/>
    <meta:user-defined meta:name="Info 4"/>
  </office:meta>
</office:document-meta>
</file>